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/>
    </style:style>
    <style:style style:name="P2" style:family="paragraph" style:parent-style-name="Standard">
      <style:paragraph-properties fo:margin-top="0cm" fo:margin-bottom="0.499cm"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Text_20_body">
      <style:paragraph-properties fo:margin-left="1.245cm" fo:margin-right="0cm" fo:text-indent="0cm" style:auto-text-indent="false"/>
    </style:style>
    <style:style style:name="P4" style:family="paragraph" style:parent-style-name="Text_20_body">
      <style:paragraph-properties fo:margin-left="1.245cm" fo:margin-right="0cm" fo:text-indent="0cm" style:auto-text-indent="false"/>
      <style:text-properties fo:color="#ff6600"/>
    </style:style>
    <style:style style:name="T1" style:family="text">
      <style:text-properties fo:color="#006600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xamen Parcial</text:p>
      <text:p text:style-name="P2">Programación 2 – 1° Cuat/2024</text:p>
      <text:p text:style-name="P1">Se pretende desarrollar un programa que permita gestionar el préstamo de las películas de un vídeo club. Para ello se dispone de las clase Película. El diseño de Película está dado a continuación:</text:p>
      <text:p text:style-name="Text_20_body">public class Película implements Prestable{</text:p>
      <text:p text:style-name="Text_20_body"><text:s text:c="11"/><text:span text:style-name="T1"><text:s/>/** aquí poner los atributos necesarios para la clase Película */</text:span></text:p>
      <text:p text:style-name="P4">/** crea una película en estado no prestada */</text:p>
      <text:p text:style-name="P3">public Película(String título) {...}</text:p>
      <text:p text:style-name="P4">/** retorna el título de la película */</text:p>
      <text:p text:style-name="P3">public String título() {...}</text:p>
      <text:p text:style-name="P4">/** presta la película al cliente indicado. Método de la Interfaz Prestable*/</text:p>
      <text:p text:style-name="P3">public void presta(String cliente) {...}</text:p>
      <text:p text:style-name="P4">/** marca una película prestada como devuelta. */</text:p>
      <text:p text:style-name="P3">public void devuelve(String cliente) {...} </text:p>
      <text:p text:style-name="Text_20_body">}</text:p>
      <text:p text:style-name="Text_20_body">Se pide implementar en Java la clase VídeoClub con la siguiente funcionalidad:</text:p>
      <text:p text:style-name="P3">• Atributos: cuatro listas enlazadas (LinkedList), cada una para almacenar las películas correspondientes a un género (Drama, Comedia, Suspenso, Musical).</text:p>
      <text:p text:style-name="P3">• método público añadePelícula: recibe como argumentos la película (objeto de clase Película) y su género. <text:s/>Añade la película a la lista correspondiente a su género.</text:p>
      <text:p text:style-name="P3">(si la película ya había sido agregada, escribe un mensaje adecuado).</text:p>
      <text:p text:style-name="P3">• método privado buscaPelícula: recibe como argumentos el título de la película (String) y su género <text:s/>y busca la película en la lista correspondiente. Retorna la película buscada (objeto de tipo Película) o null en el caso de que no la encuentre. </text:p>
      <text:p text:style-name="P3">• método público prestaPelícula: recibe como argumentos el título de la película (String), su género <text:s/>y el cliente al que se va a prestar la película (objeto de la clase Cliente). Utiliza el método <text:span text:style-name="T2">buscaPelícula</text:span> para buscar la película y, en el caso de que exista, llama al método <text:span text:style-name="T2">presta</text:span> para la película encontrada. </text:p>
      <text:p text:style-name="P3">• En una implementación real la clase VideoClub tendría también métodos para eliminar una película del video club y para anotar que una película prestada ha sido devuelta.</text:p>
      <text:p text:style-name="Text_20_body"/>
      <text:p text:style-name="Text_20_body">Se pide realizar la implementación de las clases Pelicula y VideoClub. Realizar una aplicación que permita ingresar una pelicula y prestarla a un cliente.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9M24S</meta:editing-duration>
    <meta:editing-cycles>15</meta:editing-cycles>
    <meta:generator>OpenOffice/4.1.7$Win32 OpenOffice.org_project/417m1$Build-9800</meta:generator>
    <dc:date>2024-04-28T14:05:58.75</dc:date>
    <meta:document-statistic meta:table-count="0" meta:image-count="0" meta:object-count="0" meta:page-count="1" meta:paragraph-count="23" meta:word-count="329" meta:character-count="2074"/>
    <meta:user-defined meta:name="Info 1"/>
    <meta:user-defined meta:name="Info 2"/>
    <meta:user-defined meta:name="Info 3"/>
    <meta:user-defined meta:name="Info 4"/>
  </office:meta>
</office:document-meta>
</file>